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ZSongTi" svg:font-family="FZSongTi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Text_20_body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210_137445244"/>Gestori combinati di deadline missed<text:bookmark-end text:name="__DdeLink__210_137445244"/></text:p>
      <text:p text:style-name="Text_20_body"/>
      <text:p text:style-name="Text_20_body"/>
      <text:p text:style-name="Text_20_body">Ho pensato di realizzare dei gestori in grado di poter variare tra le tre strategie base fin qui create (asap, skip, stop). </text:p>
      <text:p text:style-name="Text_20_body"><text:bookmark-start text:name="__DdeLink__215_137445244"/>Quando un job sfora consecutivamente la deadline per un certo numero di volte si deve poter cambiare strategia<text:bookmark-end text:name="__DdeLink__215_137445244"/>.Si vogliono quindi modellare una serie di gestori che consento di utilizzare questa strategia “a soglia”</text:p>
      <text:p text:style-name="Text_20_body"/>
      <text:h text:style-name="Heading_20_1" text:outline-level="1">Threshold PolicyHandler</text:h>
      <text:p text:style-name="Text_20_body"><text:bookmark-start text:name="__DdeLink__213_137445244"/>E' la classe base di tutti i gestori a soglia<text:bookmark-end text:name="__DdeLink__213_137445244"/> ed estende direttamente la classe madre <text:s/>DeadlineMissedHandler.</text:p>
      <text:p text:style-name="Text_20_body">Ha una proprietà pubblica threshold, un intero che <text:bookmark-start text:name="__DdeLink__217_137445244"/>indica dopo quante violazioni consecutive di deadline si deve cambiare strategia.<text:bookmark-end text:name="__DdeLink__217_137445244"/></text:p>
      <text:p text:style-name="Text_20_body">Ha un'altra proprietà intera: deadlineCount, ossia il c<text:bookmark-start text:name="__DdeLink__219_137445244"/>ontatore che tiene traccia di quante volte la deadline è stata violata consecutivamente<text:bookmark-end text:name="__DdeLink__219_137445244"/>, se questo valore raggiunge o supera la soglia, si deve usare la seconda politica</text:p>
      <text:p text:style-name="P2"/>
      <text:h text:style-name="Heading_20_1" text:outline-level="1">ASAP–StopThresholdPolicyHandler</text:h>
      <text:p text:style-name="Text_20_body"/>
      <text:p text:style-name="Text_20_body">Questa classe estende ThresholdPolicyhandler e modellaun gestore che, finchè un job non sfora consecutivamente la deadline più di un certo valore adotta la politica asap, schedulando i job successivi immediatamente dopo la fine del primo. Tuttavia, il job sfora almeno tante deadline quante la soglia, allora si decide di interromperlo.</text:p>
      <text:p text:style-name="Text_20_body">Dal momento che il sistema adotta nativamente una politica asap, bisogna assicurarsi che, una volta interrotto il job, non si eseguano i job di recupero, ma li si salti, in maniera analoga a quanto avviene con la skip.</text:p>
      <text:p text:style-name="Text_20_body"/>
      <text:p text:style-name="Text_20_body">La ha quindi come attributi i due gestori di deadline missed.I cui getter e setter sono protected.</text:p>
      <text:p text:style-name="Text_20_body">I due gestori vengono creati nel cotruttore, avendo cura che nessuno di essi sia collegato direttamente al thread, a tale scopo conviene usare il costruttore vuoto e poi settare i vari parametri</text:p>
      <text:p text:style-name="Text_20_body">E' necessario tenere anche una variabile interna che chiamiamo skipcount che contiene il numero di job da saltare una volta che si esegue in politica Stop.</text:p>
      <text:p text:style-name="Text_20_body">Nel metodo handleAsyncEvent si dece incrementare deadlineCount e controllare se questo valore è inferiore alla soglia. In questo caso si richama il metodo handleAsyncEvent dell'handler asap. In caso contrario si memorizza il valore dei job da skippare (pari a deadlineCount) nell'attributo skipCount, si azzera il valore di missedCount e si chiama il metodo HandleAsyncEvent dello stop handler</text:p>
      <text:p text:style-name="Text_20_body"/>
      <text:p text:style-name="Text_20_body">Nel metodo doPendingJob si guarda se skipCount è unguale a zero, in tal caso dobbiamo usare la politica asap invocando l'omonimo metodo del getore asap. In caso contrario, significa che abbiamo <text:soft-page-break/>eseguito la stop e il sistema sta schedulando le release di recupero: dobbiamo saltarle tutte. Quindi, si scrive la skip sul log e si decrementa lo skipCount.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ZSongTi" svg:font-family="FZSongTi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FZSongTi" style:font-size-asian="12pt" style:language-asian="zh" style:country-asian="CN" style:font-name-complex="Lucida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FZSongT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o Nanni</meta:initial-creator>
    <meta:creation-date>2011-06-20T16:54:46</meta:creation-date>
    <dc:date>2011-06-20T18:32:52</dc:date>
    <dc:creator>Marco Nanni</dc:creator>
    <meta:editing-duration>PT1H22M55S</meta:editing-duration>
    <meta:editing-cycles>15</meta:editing-cycles>
    <meta:generator>OpenOffice.org/3.3$Solaris_x86 OpenOffice.org_project/330m20$Build-9567</meta:generator>
    <meta:document-statistic meta:table-count="0" meta:image-count="0" meta:object-count="0" meta:page-count="2" meta:paragraph-count="15" meta:word-count="412" meta:character-count="2640"/>
  </office:meta>
</office:document-meta>
</file>